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34d4" officeooo:paragraph-rsid="001f3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that worked: sudo bash setup.sh config.json -s 1234</text:p>
      <text:p text:style-name="P1"/>
      <text:p text:style-name="P1">Output after installation was complete:</text:p>
      <text:p text:style-name="P1"/>
      <text:p text:style-name="P1"/>
      <text:p text:style-name="P1">[ 95%] Linking CXX executable SampleApp</text:p>
      <text:p text:style-name="P1">[100%] Built target SampleApp</text:p>
      <text:p text:style-name="P1"/>
      <text:p text:style-name="P1">==============&gt; SAVING CONFIGURATION FILE ==============</text:p>
      <text:p text:style-name="P1"/>
      <text:p text:style-name="P1">Completed generation of config file: /home/pi/build/Integration/tmp_AlexaClientSDKConfig.json</text:p>
      <text:p text:style-name="P1"/>
      <text:p text:style-name="P1">==============&gt; FINAL CONFIGURATION <text:s/>==============</text:p>
      <text:p text:style-name="P1"/>
      <text:p text:style-name="P1"><text:s/>{</text:p>
      <text:p text:style-name="P1"><text:s text:c="4"/>"gstreamerMediaPlayer":{</text:p>
      <text:p text:style-name="P1"><text:s text:c="8"/>"audioSink":"alsasink"</text:p>
      <text:p text:style-name="P1"><text:s text:c="4"/>},</text:p>
      <text:p text:style-name="P1"><text:s text:c="4"/>"cblAuthDelegate":{</text:p>
      <text:p text:style-name="P1"><text:s text:c="8"/>// Path to CBLAuthDelegate's database file. e.g. /home/ubuntu/Build/cblAuthDelegate.db</text:p>
      <text:p text:style-name="P1"><text:s text:c="8"/>// Note: The directory specified must be valid.</text:p>
      <text:p text:style-name="P1"><text:s text:c="8"/>// The database file (cblAuthDelegate.db) will be created by SampleApp, do not create it yourself.</text:p>
      <text:p text:style-name="P1"><text:s text:c="8"/>// The database file should only be used for CBLAuthDelegate (don't use it for other components of SDK)</text:p>
      <text:p text:style-name="P1"><text:s text:c="8"/>"databaseFilePath":"/home/pi/db/cblAuthDelegate.db"</text:p>
      <text:p text:style-name="P1"><text:s text:c="4"/>},</text:p>
      <text:p text:style-name="P1"><text:s text:c="4"/>"deviceInfo":{</text:p>
      <text:p text:style-name="P1"><text:s text:c="8"/>// Unique device serial number. e.g. 123456</text:p>
      <text:p text:style-name="P1"><text:s text:c="8"/>"deviceSerialNumber":"1234",</text:p>
      <text:p text:style-name="P1"><text:s text:c="8"/>// The Client ID of the Product from developer.amazon.com</text:p>
      <text:p text:style-name="P1"><text:s text:c="8"/>"clientId":"amzn1.application-oa2-client.ef7cad3f002d447f8becc9e5a308422a",</text:p>
      <text:p text:style-name="P1"><text:s text:c="8"/>// Product ID from developer.amazon.com</text:p>
      <text:p text:style-name="P1"><text:s text:c="8"/>"productId":"KnucklesPi"</text:p>
      <text:p text:style-name="P1"><text:s text:c="4"/>},</text:p>
      <text:p text:style-name="P1"><text:s text:c="4"/>"capabilitiesDelegate":{</text:p>
      <text:p text:style-name="P1"><text:s text:c="8"/>// The endpoint to connect in order to send device capabilities.</text:p>
      <text:p text:style-name="P1"><text:s text:c="8"/>// This will only be used in DEBUG builds.</text:p>
      <text:p text:style-name="P1"><text:s text:c="8"/>// e.g. "endpoint": "https://api.amazonalexa.com"</text:p>
      <text:p text:style-name="P1"><text:s text:c="8"/>// Override the message to be sent out to the Capabilities API.</text:p>
      <text:p text:style-name="P1"><text:s text:c="8"/>// This will only be used in DEBUG builds.</text:p>
      <text:p text:style-name="P1"><text:s text:c="8"/>// e.g. "overridenCapabilitiesPublishMessageBody": {</text:p>
      <text:p text:style-name="P1"><text:s text:c="8"/>// <text:s text:c="9"/>"envelopeVersion":"20160207",</text:p>
      <text:p text:style-name="P1"><text:s text:c="8"/>// <text:s text:c="9"/>"capabilities":[</text:p>
      <text:p text:style-name="P1"><text:s text:c="8"/>// <text:s text:c="13"/>{</text:p>
      <text:p text:style-name="P1"><text:s text:c="8"/>// <text:s text:c="15"/>"type":"AlexaInterface",</text:p>
      <text:p text:style-name="P1"><text:s text:c="8"/>// <text:s text:c="15"/>"interface":"Alerts",</text:p>
      <text:p text:style-name="P1"><text:s text:c="8"/>// <text:s text:c="15"/>"version":"1.1"</text:p>
      <text:p text:style-name="P1"><text:s text:c="8"/>// <text:s text:c="13"/>}</text:p>
      <text:p text:style-name="P1"><text:s text:c="8"/>// <text:s text:c="9"/>]</text:p>
      <text:p text:style-name="P1"><text:s text:c="8"/>// <text:s text:c="5"/>}</text:p>
      <text:p text:style-name="P1"><text:s text:c="4"/>},</text:p>
      <text:p text:style-name="P1"><text:soft-page-break/><text:s text:c="4"/>"miscDatabase":{</text:p>
      <text:p text:style-name="P1"><text:s text:c="8"/>// Path to misc database file. e.g. /home/ubuntu/Build/miscDatabase.db</text:p>
      <text:p text:style-name="P1"><text:s text:c="8"/>// Note: The directory specified must be valid.</text:p>
      <text:p text:style-name="P1"><text:s text:c="8"/>// The database file (miscDatabase.db) will be created by SampleApp, do not create it yourself.</text:p>
      <text:p text:style-name="P1"><text:s text:c="8"/>"databaseFilePath":"/home/pi/db/miscDatabase.db"</text:p>
      <text:p text:style-name="P1"><text:s text:c="4"/>},</text:p>
      <text:p text:style-name="P1"><text:s text:c="4"/>"alertsCapabilityAgent":{</text:p>
      <text:p text:style-name="P1"><text:s text:c="8"/>// Path to Alerts database file. e.g. /home/ubuntu/Build/alerts.db</text:p>
      <text:p text:style-name="P1"><text:s text:c="8"/>// Note: The directory specified must be valid.</text:p>
      <text:p text:style-name="P1"><text:s text:c="8"/>// The database file (alerts.db) will be created by SampleApp, do not create it yourself.</text:p>
      <text:p text:style-name="P1"><text:s text:c="8"/>// The database file should only be used for alerts (don't use it for other components of SDK)</text:p>
      <text:p text:style-name="P1"><text:s text:c="8"/>"databaseFilePath":"/home/pi/db/alerts.db"</text:p>
      <text:p text:style-name="P1"><text:s text:c="4"/>},</text:p>
      <text:p text:style-name="P1"><text:s text:c="4"/>"settings":{</text:p>
      <text:p text:style-name="P1"><text:s text:c="8"/>// Path to Settings database file. e.g. /home/ubuntu/Build/settings.db</text:p>
      <text:p text:style-name="P1"><text:s text:c="8"/>// Note: The directory specified must be valid.</text:p>
      <text:p text:style-name="P1"><text:s text:c="8"/>// The database file (settings.db) will be created by SampleApp, do not create it yourself.</text:p>
      <text:p text:style-name="P1"><text:s text:c="8"/>// The database file should only be used for settings (don't use it for other components of SDK)</text:p>
      <text:p text:style-name="P1"><text:s text:c="8"/>"databaseFilePath":"/home/pi/db/settings.db",</text:p>
      <text:p text:style-name="P1"><text:s text:c="8"/>"defaultAVSClientSettings":{</text:p>
      <text:p text:style-name="P1"><text:s text:c="12"/>// Default language for Alexa.</text:p>
      <text:p text:style-name="P1"><text:s text:c="12"/>// See https://developer.amazon.com/docs/alexa-voice-service/settings.html#settingsupdated for valid values.</text:p>
      <text:p text:style-name="P1"><text:s text:c="12"/>"locale":"en-US"</text:p>
      <text:p text:style-name="P1"><text:s text:c="8"/>}</text:p>
      <text:p text:style-name="P1"><text:s text:c="4"/>},</text:p>
      <text:p text:style-name="P1"><text:s text:c="4"/>"deviceSettings":{</text:p>
      <text:p text:style-name="P1"><text:s text:c="8"/>// Path to Device Settings database file. e.g. /home/ubuntu/Build/deviceSettings.db</text:p>
      <text:p text:style-name="P1"><text:s text:c="8"/>// Note: The directory specified must be valid.</text:p>
      <text:p text:style-name="P1"><text:s text:c="8"/>// The database file (deviceSettings.db) will be created by SampleApp, do not create it yourself.</text:p>
      <text:p text:style-name="P1"><text:s text:c="8"/>// The database file should only be used for device settings (don't use it for other components of SDK)</text:p>
      <text:p text:style-name="P1"><text:s text:c="8"/>"databaseFilePath":"/home/pi/db/deviceSettings.db"</text:p>
      <text:p text:style-name="P1"><text:s text:c="4"/>},</text:p>
      <text:p text:style-name="P1"><text:s text:c="4"/>"bluetooth" : {</text:p>
      <text:p text:style-name="P1"><text:s text:c="8"/>// Path to Bluetooth database file. e.g. /home/ubuntu/Build/bluetooth.db</text:p>
      <text:p text:style-name="P1"><text:s text:c="8"/>// Note: The directory specified must be valid.</text:p>
      <text:p text:style-name="P1"><text:s text:c="8"/>// The database file (bluetooth.db) will be created by SampleApp, do not create it yourself.</text:p>
      <text:p text:style-name="P1"><text:s text:c="8"/>// The database file should only be used for bluetooth (don't use it for other components of SDK)</text:p>
      <text:p text:style-name="P1"><text:s text:c="8"/>"databaseFilePath":"/home/pi/db/bluetooth.db"</text:p>
      <text:p text:style-name="P1"><text:s text:c="4"/>},</text:p>
      <text:p text:style-name="P1"><text:s text:c="4"/>"certifiedSender":{</text:p>
      <text:p text:style-name="P1"><text:s text:c="8"/>// Path to Certified Sender database file. e.g. /home/ubuntu/Build/certifiedsender.db</text:p>
      <text:p text:style-name="P1"><text:s text:c="8"/>// Note: The directory specified must be valid.</text:p>
      <text:p text:style-name="P1"><text:s text:c="8"/>// The database file (certifiedsender.db) will be created by SampleApp, do not create it yourself.</text:p>
      <text:p text:style-name="P1"><text:s text:c="8"/>// The database file should only be used for certifiedSender (don't use it for other components of SDK)</text:p>
      <text:p text:style-name="P1"><text:s text:c="8"/>"databaseFilePath":"/home/pi/db/certifiedSender.db"</text:p>
      <text:p text:style-name="P1"><text:s text:c="4"/>},</text:p>
      <text:p text:style-name="P1"><text:soft-page-break/><text:s text:c="4"/>"notifications":{ </text:p>
      <text:p text:style-name="P1"><text:s text:c="8"/>// Path to Notifications database file. e.g. /home/ubuntu/Build/notifications.db</text:p>
      <text:p text:style-name="P1"><text:s text:c="8"/>// Note: The directory specified must be valid.</text:p>
      <text:p text:style-name="P1"><text:s text:c="8"/>// The database file (notifications.db) will be created by SampleApp, do not create it yourself.</text:p>
      <text:p text:style-name="P1"><text:s text:c="8"/>// The database file should only be used for notifications (don't use it for other components of SDK)</text:p>
      <text:p text:style-name="P1"><text:s text:c="8"/>"databaseFilePath":"/home/pi/db/notifications.db"</text:p>
      <text:p text:style-name="P1"><text:s text:c="4"/>},</text:p>
      <text:p text:style-name="P1"><text:s text:c="4"/>"sampleApp":{</text:p>
      <text:p text:style-name="P1"><text:s text:c="8"/>// To specify if the SampleApp supports display cards.</text:p>
      <text:p text:style-name="P1"><text:s text:c="8"/>"displayCardsSupported":true</text:p>
      <text:p text:style-name="P1"><text:s text:c="8"/>// The firmware version of the device to send in SoftwareInfo event.</text:p>
      <text:p text:style-name="P1"><text:s text:c="8"/>// Note: The firmware version should be a positive 32-bit integer in the range [1-2147483647].</text:p>
      <text:p text:style-name="P1"><text:s text:c="8"/>// e.g. "firmwareVersion": 123</text:p>
      <text:p text:style-name="P1"><text:s text:c="8"/>// The default endpoint to connect to.</text:p>
      <text:p text:style-name="P1"><text:s text:c="8"/>// See https://developer.amazon.com/docs/alexa-voice-service/api-overview.html#endpoints for regions and values</text:p>
      <text:p text:style-name="P1"><text:s text:c="8"/>// e.g. "endpoint": "https://avs-alexa-na.amazon.com"</text:p>
      <text:p text:style-name="P1"/>
      <text:p text:style-name="P1"><text:s text:c="8"/>// Example of specifying suggested latency in seconds when openning PortAudio stream. By default,</text:p>
      <text:p text:style-name="P1"><text:s text:c="8"/>// when this paramater isn't specified, SampleApp calls Pa_OpenDefaultStream to use the default value.</text:p>
      <text:p text:style-name="P1"><text:s text:c="8"/>// See http://portaudio.com/docs/v19-doxydocs/structPaStreamParameters.html for further explanation</text:p>
      <text:p text:style-name="P1"><text:s text:c="8"/>// on this parameter.</text:p>
      <text:p text:style-name="P1"><text:s text:c="8"/>//"portAudio":{</text:p>
      <text:p text:style-name="P1"><text:s text:c="8"/>// <text:s text:c="3"/>"suggestedLatency": 0.150</text:p>
      <text:p text:style-name="P1"><text:s text:c="8"/>//}</text:p>
      <text:p text:style-name="P1"><text:s text:c="4"/>}</text:p>
      <text:p text:style-name="P1"/>
      <text:p text:style-name="P1"><text:s text:c="4"/>// Example of specifying output format and the audioSink for the gstreamer-based MediaPlayer bundled with the SDK.</text:p>
      <text:p text:style-name="P1"><text:s text:c="4"/>// Many platforms will automatically set the output format correctly, but in some cases where the hardware requires</text:p>
      <text:p text:style-name="P1"><text:s text:c="4"/>// a specific format and the software stack is not automatically setting it correctly, these parameters can be used</text:p>
      <text:p text:style-name="P1"><text:s text:c="4"/>// to manually specify the output format. <text:s/>Supported rate/format/channels values are documented in detail here:</text:p>
      <text:p text:style-name="P1"><text:s text:c="4"/>// https://gstreamer.freedesktop.org/documentation/design/mediatype-audio-raw.html</text:p>
      <text:p text:style-name="P1"><text:s text:c="4"/>//</text:p>
      <text:p text:style-name="P1"><text:s text:c="4"/>// By default the "autoaudiosink" element is used in the pipeline. <text:s/>This element automatically selects the best sink</text:p>
      <text:p text:style-name="P1"><text:s text:c="4"/>// to use based on the configuration in the system. <text:s/>But sometimes the wrong sink is selected and that prevented sound</text:p>
      <text:p text:style-name="P1"><text:s text:c="4"/>// from being played. <text:s/>A new configuration is added where the audio sink can be specified for their system.</text:p>
      <text:p text:style-name="P1"><text:s text:c="4"/>// "gstreamerMediaPlayer":{</text:p>
      <text:p text:style-name="P1"><text:s text:c="4"/>// <text:s text:c="4"/>"outputConversion":{</text:p>
      <text:p text:style-name="P1"><text:s text:c="4"/>// <text:s text:c="8"/>"rate":16000,</text:p>
      <text:p text:style-name="P1"><text:s text:c="4"/>// <text:s text:c="8"/>"format":"S16LE",</text:p>
      <text:p text:style-name="P1"><text:s text:c="4"/>// <text:s text:c="8"/>"channels":1</text:p>
      <text:p text:style-name="P1"><text:soft-page-break/><text:s text:c="4"/>// <text:s text:c="4"/>},</text:p>
      <text:p text:style-name="P1"><text:s text:c="4"/>// <text:s text:c="4"/>"audioSink":"autoaudiosink"</text:p>
      <text:p text:style-name="P1"><text:s text:c="4"/>// },</text:p>
      <text:p text:style-name="P1"/>
      <text:p text:style-name="P1"><text:s text:c="4"/>// Example of specifiying curl options that is different from the default values used by libcurl.</text:p>
      <text:p text:style-name="P1"><text:s text:c="4"/>// "libcurlUtils":{</text:p>
      <text:p text:style-name="P1"><text:s text:c="4"/>//</text:p>
      <text:p text:style-name="P1"><text:s text:c="4"/>// <text:s text:c="4"/>By default libcurl is built with paths to a CA bundle and a directory containing CA certificates. You can</text:p>
      <text:p text:style-name="P1"><text:s text:c="4"/>// <text:s text:c="4"/>direct the AVS Device SDK to configure libcurl to use an additional path to directories containing CA</text:p>
      <text:p text:style-name="P1"><text:s text:c="4"/>// <text:s text:c="4"/>certificates via the CURLOPT_CAPATH setting. <text:s/>Additional details of this curl option can be found in:</text:p>
      <text:p text:style-name="P1"><text:s text:c="4"/>// <text:s text:c="4"/>https://curl.haxx.se/libcurl/c/CURLOPT_CAPATH.html</text:p>
      <text:p text:style-name="P1"><text:s text:c="4"/>// <text:s text:c="4"/>"CURLOPT_CAPATH":"INSERT_YOUR_CA_CERTIFICATE_PATH_HERE",</text:p>
      <text:p text:style-name="P1"><text:s text:c="4"/>//</text:p>
      <text:p text:style-name="P1"><text:s text:c="4"/>// <text:s text:c="4"/>You can specify the AVS Device SDK to use a specific outgoing network interface. <text:s/>More information of</text:p>
      <text:p text:style-name="P1"><text:s text:c="4"/>// <text:s text:c="4"/>this curl option can be found here:</text:p>
      <text:p text:style-name="P1"><text:s text:c="4"/>// <text:s text:c="4"/>https://curl.haxx.se/libcurl/c/CURLOPT_INTERFACE.html</text:p>
      <text:p text:style-name="P1"><text:s text:c="4"/>// <text:s text:c="4"/>"CURLOPT_INTERFACE":"INSERT_YOUR_INTERFACE_HERE"</text:p>
      <text:p text:style-name="P1"><text:s text:c="4"/>// },</text:p>
      <text:p text:style-name="P1"/>
      <text:p text:style-name="P1"><text:s text:c="4"/>// Example of specifying a default log level for all ModuleLoggers. <text:s/>If not specified, ModuleLoggers get</text:p>
      <text:p text:style-name="P1"><text:s text:c="4"/>// their log level from the sink logger.</text:p>
      <text:p text:style-name="P1"><text:s text:c="4"/>// "logging":{</text:p>
      <text:p text:style-name="P1"><text:s text:c="4"/>// <text:s text:c="4"/>"logLevel":"INFO"</text:p>
      <text:p text:style-name="P1"><text:s text:c="4"/>// },</text:p>
      <text:p text:style-name="P1"/>
      <text:p text:style-name="P1"><text:s text:c="4"/>// Example of overriding a specific ModuleLogger's log level whether it was specified by the default value</text:p>
      <text:p text:style-name="P1"><text:s text:c="4"/>// provided by the logging.logLevel value (as in the above example) or the log level of the sink logger.</text:p>
      <text:p text:style-name="P1"><text:s text:c="4"/>// "acl":{</text:p>
      <text:p text:style-name="P1"><text:s text:c="4"/>// <text:s text:c="4"/>"logLevel":"DEBUG9"</text:p>
      <text:p text:style-name="P1"><text:s text:c="4"/>// },</text:p>
      <text:p text:style-name="P1"/>
      <text:p text:style-name="P1"><text:s text:c="4"/>// // Example for specifiying the Template Runtime display card timeout values.</text:p>
      <text:p text:style-name="P1"><text:s text:c="4"/>// "templateRuntimeCapabilityAgent": {</text:p>
      <text:p text:style-name="P1"><text:s text:c="4"/>// <text:s text:c="4"/>// If present, shall overide the default timeout for clearing the RenderTemplate display card when SpeechSynthesizer is in FINISHED state.</text:p>
      <text:p text:style-name="P1"><text:s text:c="4"/>// <text:s text:c="4"/>"displayCardTTSFinishedTimeout": 2000,</text:p>
      <text:p text:style-name="P1"><text:s text:c="4"/>// <text:s text:c="4"/>// If present, shall overide the default timeout in ms for clearing the RenderPlayerInfo display card when AudioPlayer is in FINISHED state.</text:p>
      <text:p text:style-name="P1"><text:s text:c="4"/>// <text:s text:c="4"/>"displayCardAudioPlaybackFinishedTimeout": 2000,</text:p>
      <text:p text:style-name="P1"><text:s text:c="4"/>// <text:s text:c="4"/>// If present, shall overide the default timeout in ms for clearing the RenderPlayerInfo display card when AudioPlayer is in STOPPED or PAUSED state.</text:p>
      <text:p text:style-name="P1"><text:s text:c="4"/>// <text:s text:c="4"/>"displayCardAudioPlaybackStoppedPausedTimeout": 60000</text:p>
      <text:p text:style-name="P1"><text:s text:c="4"/>// }</text:p>
      <text:p text:style-name="P1"/>
      <text:p text:style-name="P1"><text:soft-page-break/><text:s text:c="4"/>// // The equalizer function allows you to adjust equalizer settings, such as decibel (dB) levels and modes.</text:p>
      <text:p text:style-name="P1"><text:s text:c="4"/>// // By default, the equalizer is enabled. The default settings are:</text:p>
      <text:p text:style-name="P1"><text:s text:c="4"/>// // * `"enabled":true`. By default, the equalizer is active.</text:p>
      <text:p text:style-name="P1"><text:s text:c="4"/>// // * All `"bands"` are active: `BASS`, `MIDRANGE`, `TREBLE`.</text:p>
      <text:p text:style-name="P1"><text:s text:c="4"/>// // * "modes" are disabled. See below for more information.</text:p>
      <text:p text:style-name="P1"><text:s text:c="4"/>// // * Minimum band level (`"minLevel"`): -6 dB</text:p>
      <text:p text:style-name="P1"><text:s text:c="4"/>// // * Maximum band level (`"maxLevel"`): +6 dB</text:p>
      <text:p text:style-name="P1"><text:s text:c="4"/>// // * Default state (defaultState): All "bands" are set to 0dB, and no "mode" is active.</text:p>
      <text:p text:style-name="P1"/>
      <text:p text:style-name="P1"><text:s text:c="4"/>// "equalizer": {</text:p>
      <text:p text:style-name="P1"><text:s text:c="4"/>// <text:s text:c="4"/>// Enables or disables the equalizer. Setting this value to `false` will disable the equalizer locally, and report to AVS that it is disabled.</text:p>
      <text:p text:style-name="P1"><text:s text:c="4"/>// <text:s text:c="4"/>"enabled": true,</text:p>
      <text:p text:style-name="P1"><text:s text:c="4"/>// <text:s text:c="4"/>// The equalizer bands supported by the device. Currently, there are only three available options: `BASS`, `MIDRANGE` and `TREBLE`.</text:p>
      <text:p text:style-name="P1"><text:s text:c="4"/>// <text:s text:c="4"/>// By default, all bands are enabled. However, if you specify a band or bands, then only those will be supported.</text:p>
      <text:p text:style-name="P1"><text:s text:c="4"/>// <text:s text:c="4"/>// bands will be supported.</text:p>
      <text:p text:style-name="P1"><text:s text:c="4"/>// <text:s text:c="4"/>"bands": {</text:p>
      <text:p text:style-name="P1"><text:s text:c="4"/>// <text:s text:c="8"/>"BASS": true,</text:p>
      <text:p text:style-name="P1"><text:s text:c="4"/>// <text:s text:c="8"/>"MIDRANGE": true,</text:p>
      <text:p text:style-name="P1"><text:s text:c="4"/>// <text:s text:c="8"/>"TREBLE": true</text:p>
      <text:p text:style-name="P1"><text:s text:c="4"/>// <text:s text:c="4"/>},</text:p>
      <text:p text:style-name="P1"><text:s text:c="4"/>// <text:s text:c="4"/>// The equalizer modes supported by the device. AVS doesn't define specific behavior for modes,</text:p>
      <text:p text:style-name="P1"><text:s text:c="4"/>// <text:s text:c="4"/>// the `EqualizerModeControllerInterface` defines this behavior. AVS provides the following options for modes: "MOVIE", "MUSIC", "NIGHT",</text:p>
      <text:p text:style-name="P1"><text:s text:c="4"/>// <text:s text:c="4"/>// "SPORT", "TV". By default, all modes are disabled (`false`), unless specifically marked as enabled (`true`).</text:p>
      <text:p text:style-name="P1"><text:s text:c="4"/>// <text:s text:c="4"/>"modes": {</text:p>
      <text:p text:style-name="P1"><text:s text:c="4"/>// <text:s text:c="8"/>"NIGHT": false,</text:p>
      <text:p text:style-name="P1"><text:s text:c="4"/>// <text:s text:c="8"/>"MOVIE": false,</text:p>
      <text:p text:style-name="P1"><text:s text:c="4"/>// <text:s text:c="8"/>"MUSIC": false,</text:p>
      <text:p text:style-name="P1"><text:s text:c="4"/>// <text:s text:c="8"/>"SPORT": false,</text:p>
      <text:p text:style-name="P1"><text:s text:c="4"/>// <text:s text:c="8"/>"TV": false</text:p>
      <text:p text:style-name="P1"><text:s text:c="4"/>// <text:s text:c="4"/>},</text:p>
      <text:p text:style-name="P1"><text:s text:c="4"/>// <text:s text:c="4"/>// The equalizer factory settings. These default values are used for a newly registered device, or when a user requests that Alexa reset a band.</text:p>
      <text:p text:style-name="P1"><text:s text:c="4"/>// <text:s text:c="4"/>"defaultState": {</text:p>
      <text:p text:style-name="P1"><text:s text:c="4"/>// <text:s text:c="8"/>// The default mode to be applied. When no default mode is desired, set the `"mode"` value to `"NONE"`, which is a custom value.</text:p>
      <text:p text:style-name="P1"><text:s text:c="4"/>// <text:s text:c="8"/>"mode": "NONE",</text:p>
      <text:p text:style-name="P1"><text:s text:c="4"/>// <text:s text:c="8"/>// Defines band level defaults (integer dB)</text:p>
      <text:p text:style-name="P1"><text:s text:c="4"/>// <text:s text:c="8"/>"bands": {</text:p>
      <text:p text:style-name="P1"><text:s text:c="4"/>// <text:s text:c="12"/>"BASS": 0,</text:p>
      <text:p text:style-name="P1"><text:s text:c="4"/>// <text:s text:c="12"/>"MIDRANGE": 0,</text:p>
      <text:p text:style-name="P1"><text:s text:c="4"/>// <text:s text:c="12"/>"TREBLE": 0</text:p>
      <text:p text:style-name="P1"><text:s text:c="4"/>// <text:s text:c="8"/>}</text:p>
      <text:p text:style-name="P1"><text:s text:c="4"/>// <text:s text:c="4"/>},</text:p>
      <text:p text:style-name="P1"><text:s text:c="4"/>// <text:s text:c="4"/>// Minimum value an equalizer band could have (integer dB).</text:p>
      <text:p text:style-name="P1"><text:s text:c="4"/>// <text:s text:c="4"/>"minLevel": -6,</text:p>
      <text:p text:style-name="P1"><text:soft-page-break/><text:s text:c="4"/>// <text:s text:c="4"/>// Maximum value an equalizer band could have (integer dB).</text:p>
      <text:p text:style-name="P1"><text:s text:c="4"/>// <text:s text:c="4"/>"maxLevel": 6</text:p>
      <text:p text:style-name="P1"><text:s text:c="4"/>// }</text:p>
      <text:p text:style-name="P1"/>
      <text:p text:style-name="P1"><text:s/>}</text:p>
      <text:p text:style-name="P1"/>
      <text:p text:style-name="P1"/>
      <text:p text:style-name="P1">// Notes for logging</text:p>
      <text:p text:style-name="P1">// The log levels are supported to debug when SampleApp is not working as expected.</text:p>
      <text:p text:style-name="P1">// There are 14 levels of logging with DEBUG9 providing the highest level of logging and CRITICAL providing</text:p>
      <text:p text:style-name="P1">// the lowest level of logging i.e. if DEBUG9 is specified while running the SampleApp, all the logs at DEBUG9 and</text:p>
      <text:p text:style-name="P1">// below are displayed, whereas if CRITICAL is specified, only logs of CRITICAL are displayed.</text:p>
      <text:p text:style-name="P1">// The 14 levels are:</text:p>
      <text:p text:style-name="P1">// DEBUG9, DEBUG8, DEBUG7, DEBUG6, DEBUG5, DEBUG4, DEBUG3, DEBUG2, DEBUG1, DEBUG0, INFO, WARN, ERROR, CRITICAL.</text:p>
      <text:p text:style-name="P1"/>
      <text:p text:style-name="P1">// To selectively see the logging for a particular module, you can specify logging level in this json file.</text:p>
      <text:p text:style-name="P1">// Some examples are:</text:p>
      <text:p text:style-name="P1">// To only see logs of level INFO and below for ACL and MediaPlayer modules,</text:p>
      <text:p text:style-name="P1">// - <text:s/>grep for ACSDK_LOG_MODULE in source folder. Find the log module for ACL and MediaPlayer.</text:p>
      <text:p text:style-name="P1">// - <text:s/>Put the following in json:</text:p>
      <text:p text:style-name="P1"/>
      <text:p text:style-name="P1">// "acl":{</text:p>
      <text:p text:style-name="P1">// <text:s/>"logLevel":"INFO"</text:p>
      <text:p text:style-name="P1">// },</text:p>
      <text:p text:style-name="P1">// "mediaPlayer":{</text:p>
      <text:p text:style-name="P1">// <text:s/>"logLevel":"INFO"</text:p>
      <text:p text:style-name="P1">// }</text:p>
      <text:p text:style-name="P1"/>
      <text:p text:style-name="P1">// To enable DEBUG, build with cmake option -DCMAKE_BUILD_TYPE=DEBUG. By default it is built with RELEASE build.</text:p>
      <text:p text:style-name="P1">// And run the SampleApp similar to the following command.</text:p>
      <text:p text:style-name="P1">// e.g. ./SampleApp /home/ubuntu/.../AlexaClientSDKConfig.json /home/ubuntu/KittAiModels/ DEBUG9"</text:p>
      <text:p text:style-name="P1"><text:s/>**** Completed Configuration/Build 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22:07:28.019739151</meta:creation-date>
    <dc:date>2019-02-15T22:09:28.667599031</dc:date>
    <meta:editing-duration>PT2M3S</meta:editing-duration>
    <meta:editing-cycles>1</meta:editing-cycles>
    <meta:generator>LibreOffice/5.2.7.2$Linux_ARM_EABI LibreOffice_project/528e71104c3fcc3637004cef595401b05295414c</meta:generator>
    <meta:document-statistic meta:table-count="0" meta:image-count="0" meta:object-count="0" meta:page-count="6" meta:paragraph-count="231" meta:word-count="1656" meta:character-count="13104" meta:non-whitespace-character-count="10101"/>
  </office:meta>
</office:document-meta>
</file>